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toolpanel/"/>
  <manifest:file-entry manifest:media-type="" manifest:full-path="Object 7/menubar/"/>
  <manifest:file-entry manifest:media-type="" manifest:full-path="Object 7/tool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toolpanel/"/>
  <manifest:file-entry manifest:media-type="" manifest:full-path="Object 8/menubar/"/>
  <manifest:file-entry manifest:media-type="" manifest:full-path="Object 8/tool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-color="#000000" draw:opacity="25%" draw:textarea-horizontal-align="center" draw:textarea-vertical-align="middle" draw:shadow-opacity="25%"/>
    </style:style>
    <style:style style:name="gr10" style:family="graphic" style:parent-style-name="standard">
      <style:graphic-properties draw:fill-color="#ffffff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5.319cm"/>
    </style:style>
    <style:style style:name="gr12" style:family="graphic" style:parent-style-name="standard">
      <style:graphic-properties draw:fill-color="#000000" draw:opacity="25%" draw:textarea-horizontal-align="center" draw:textarea-vertical-align="middle" draw:shadow-opacity="25%"/>
    </style:style>
    <style:style style:name="gr13" style:family="graphic" style:parent-style-name="standard">
      <style:graphic-properties svg:stroke-width="0.2cm" draw:marker-start-width="0.6cm" draw:marker-end-width="0.6cm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4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marker-start="Symmetric_20_Arrow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6.4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Liberation Sans'" style:font-style-name="Regular" style:font-family-generic="swiss" fo:font-size="11pt" fo:font-style="italic" style:font-family-asian="'Liberation Sans'" style:font-style-name-asian="Regular" style:font-family-generic-asian="swiss" style:font-size-asian="11pt" style:font-style-asian="italic" style:font-family-complex="'Liberation Sans'" style:font-style-name-complex="Regular" style:font-family-generic-complex="swiss" style:font-size-complex="11pt" style:font-style-complex="italic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Liberation Sans'" style:font-family-generic="roman" style:font-pitch="variable" fo:font-size="11pt" fo:font-style="italic" style:font-family-asian="'Liberation Sans'" style:font-style-name-asian="Regular" style:font-family-generic-asian="swiss" style:font-size-asian="11pt" style:font-style-asian="italic" style:font-family-complex="'Liberation Sans'" style:font-style-name-complex="Regular" style:font-family-generic-complex="swiss" style:font-size-complex="11pt" style:font-style-complex="italic"/>
    </style:style>
    <style:style style:name="T6" style:family="text">
      <style:text-properties fo:font-family="'Liberation Sans'" style:font-family-generic="roman" style:font-pitch="variable" fo:font-size="11pt" fo:font-style="normal" style:font-family-asian="'Liberation Sans'" style:font-style-name-asian="Regular" style:font-family-generic-asian="swiss" style:font-size-asian="11pt" style:font-style-asian="normal" style:font-family-complex="'Liberation Sans'" style:font-style-name-complex="Regular" style:font-family-generic-complex="swiss" style:font-size-complex="11pt" style:font-style-complex="normal"/>
    </style:style>
    <style:style style:name="T7" style:family="text">
      <style:text-properties fo:font-family="'Liberation Sans'" style:font-style-name="Regular" style:font-family-generic="swiss" fo:font-size="11pt" fo:font-style="normal" style:font-family-asian="'Liberation Sans'" style:font-style-name-asian="Regular" style:font-family-generic-asian="swiss" style:font-size-asian="11pt" style:font-style-asian="normal" style:font-family-complex="'Liberation Sans'" style:font-style-name-complex="Regular" style:font-family-generic-complex="swiss" style:font-size-complex="11pt" style:font-style-complex="normal"/>
    </style:style>
    <style:style style:name="T8" style:family="text">
      <style:text-properties fo:font-family="'Liberation Sans'" style:font-style-name="Regular" style:font-family-generic="swiss" fo:font-size="11pt" style:font-family-asian="'Liberation Sans'" style:font-style-name-asian="Regular" style:font-family-generic-asian="swiss" style:font-size-asian="11pt" style:font-family-complex="'Liberation Sans'" style:font-style-name-complex="Regular" style:font-family-generic-complex="swiss" style:font-size-complex="11pt"/>
    </style:style>
    <style:style style:name="T9" style:family="text">
      <style:text-properties fo:font-family="'Liberation Sans'" style:font-family-generic="roman" style:font-pitch="variable" fo:font-size="11pt" style:font-family-asian="'Liberation Sans'" style:font-style-name-asian="Regular" style:font-family-generic-asian="swiss" style:font-size-asian="11pt" style:font-family-complex="'Liberation Sans'" style:font-style-name-complex="Regular" style:font-family-generic-complex="swiss" style:font-size-complex="11pt"/>
    </style:style>
    <style:style style:name="T10" style:family="text">
      <style:text-properties fo:font-size="11pt" style:font-family-asian="'Liberation Sans'" style:font-style-name-asian="Regular" style:font-family-generic-asian="swiss" style:font-size-asian="11pt" style:font-family-complex="'Liberation Sans'" style:font-style-name-complex="Regular" style:font-family-generic-complex="swiss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43cm" svg:height="0.69cm" svg:x="2.56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853cm" svg:y1="6.425cm" svg:x2="2.565cm" svg:y2="9.218cm">
          <text:p/>
        </draw:line>
        <draw:line draw:style-name="gr2" draw:text-style-name="P1" draw:layer="layout" svg:x1="5.353cm" svg:y1="6.389cm" svg:x2="6.601cm" svg:y2="9.189cm">
          <text:p/>
        </draw:line>
        <draw:line draw:style-name="gr3" draw:text-style-name="P1" draw:layer="layout" svg:x1="2.563cm" svg:y1="9.987cm" svg:x2="6.581cm" svg:y2="9.987cm">
          <text:p text:style-name="P1"/>
          <text:p text:style-name="P1"/>
        </draw:line>
        <draw:line draw:style-name="gr4" draw:text-style-name="P1" draw:layer="layout" svg:x1="6.926cm" svg:y1="6.377cm" svg:x2="6.931cm" svg:y2="9.187cm">
          <text:p/>
        </draw:line>
        <draw:custom-shape draw:style-name="gr1" draw:text-style-name="P1" draw:layer="layout" svg:width="2.954cm" svg:height="1.181cm" svg:x="8.805cm" svg:y="6.7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16.509cm" svg:y1="6.779cm" svg:x2="18.204cm" svg:y2="8.294cm">
          <text:p/>
        </draw:line>
        <draw:g>
          <draw:custom-shape draw:style-name="gr5" draw:text-style-name="P1" draw:layer="layout" svg:width="1.133cm" svg:height="1.133cm" svg:x="15.088cm" svg:y="6.936cm">
            <text:p/>
            <draw:enhanced-geometry draw:glue-point-type="segments" draw:type="mso-spt100" draw:modifiers="-90 44.983694997741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" draw:text-style-name="P1" draw:layer="layout" svg:width="0.677cm" svg:height="0.964cm" svg:x="15.604cm" svg:y="6.939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4.966cm" svg:height="4.966cm" svg:x="13.173cm" svg:y="5.02cm">
          <text:p/>
          <draw:enhanced-geometry draw:glue-point-type="segments" draw:type="mso-spt100" draw:modifiers="-90 44.983694997741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layer="layout" svg:width="0.421cm" svg:height="0.469cm" svg:x="7.053cm" svg:y="7.53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0.539cm" svg:height="0.469cm" svg:x="4.136cm" svg:y="10.29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0.484cm" svg:height="0.469cm" svg:x="17.293cm" svg:y="7.0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layer="layout" svg:width="0.476cm" svg:height="0.469cm" svg:x="15.191cm" svg:y="7.29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2" draw:layer="layout" svg:width="10.819cm" svg:height="1.115cm" svg:x="5.51cm" svg:y="3.377cm">
          <draw:text-box>
            <text:p text:style-name="P1"><text:span text:style-name="T1">Having a cone we want to unfold it so that it may be printed.</text:span></text:p>
            <text:p text:style-name="P1"><text:span text:style-name="T1">We will therefore need to find </text:span><text:span text:style-name="T2">α</text:span><text:span text:style-name="T1"> and </text:span><text:span text:style-name="T3">r</text:span></text:p>
          </draw:text-box>
        </draw:frame>
        <draw:frame draw:style-name="gr8" draw:text-style-name="P3" draw:layer="layout" svg:width="13.917cm" svg:height="1.195cm" svg:x="3.854cm" svg:y="1cm">
          <draw:text-box>
            <text:p><text:span text:style-name="T4">A cone frustrum with a circular base</text:span></text:p>
          </draw:text-box>
        </draw:frame>
        <draw:custom-shape draw:style-name="gr1" draw:text-style-name="P1" draw:layer="layout" svg:width="1.521cm" svg:height="0.207cm" svg:x="3.866cm" svg:y="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853cm" svg:y1="6.108cm" svg:x2="5.365cm" svg:y2="6.084cm">
          <text:p text:style-name="P1"/>
          <text:p text:style-name="P1"/>
        </draw:line>
        <draw:frame draw:style-name="gr7" draw:layer="layout" svg:width="0.442cm" svg:height="0.469cm" svg:x="4.307cm" svg:y="5.66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layer="layout" svg:width="0.37cm" svg:height="0.469cm" svg:x="16.169cm" svg:y="6.97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1" draw:layer="layout" svg:width="0.716cm" svg:height="0.561cm" svg:x="15.709cm" svg:y="7.3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35cm" svg:height="0.857cm" svg:x="15.607cm" svg:y="6.9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356cm" svg:y1="7.633cm" svg:x2="15.99cm" svg:y2="7.27cm">
          <text:p/>
        </draw:line>
        <draw:custom-shape draw:style-name="gr1" draw:text-style-name="P1" draw:layer="layout" svg:width="4.043cm" svg:height="0.69cm" svg:x="5.09cm" svg:y="16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78cm" svg:y1="14.374cm" svg:x2="5.09cm" svg:y2="17.167cm">
          <text:p/>
        </draw:line>
        <draw:line draw:style-name="gr2" draw:text-style-name="P1" draw:layer="layout" svg:x1="7.878cm" svg:y1="14.338cm" svg:x2="9.126cm" svg:y2="17.138cm">
          <text:p/>
        </draw:line>
        <draw:custom-shape draw:style-name="gr1" draw:text-style-name="P1" draw:layer="layout" svg:width="1.521cm" svg:height="0.207cm" svg:x="6.391cm" svg:y="14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1" draw:layer="layout" svg:width="1.259cm" svg:height="2.897cm" svg:x="7.866cm" svg:y="14.296cm" svg:viewBox="0 0 1260 2898" draw:points="0,0 0,2898 1260,2898">
          <text:p/>
        </draw:polygon>
        <draw:custom-shape draw:style-name="gr1" draw:text-style-name="P1" draw:layer="layout" svg:width="1.969cm" svg:height="3.898cm" svg:x="11.746cm" svg:y="13.6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" draw:text-style-name="P1" draw:layer="layout" svg:width="0.331cm" svg:height="0.331cm" svg:x="11.746cm" svg:y="17.22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84cm" svg:y1="13.732cm" svg:x2="11.264cm" svg:y2="17.576cm">
          <text:p/>
        </draw:line>
        <draw:frame draw:style-name="gr7" draw:layer="layout" svg:width="0.421cm" svg:height="0.469cm" svg:x="10.811cm" svg:y="15.5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1" draw:layer="layout" svg:x1="11.767cm" svg:y1="18.095cm" svg:x2="13.743cm" svg:y2="18.105cm">
          <text:p text:style-name="P1"/>
          <text:p text:style-name="P1"/>
        </draw:line>
        <draw:frame draw:style-name="gr7" draw:layer="layout" svg:width="1.252cm" svg:height="1.002cm" svg:x="12.043cm" svg:y="18.34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12.183cm" svg:y1="13.482cm" svg:x2="14.216cm" svg:y2="17.325cm">
          <text:p/>
        </draw:line>
        <draw:frame draw:style-name="gr7" draw:layer="layout" svg:width="0.527cm" svg:height="0.469cm" svg:x="13.485cm" svg:y="14.7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0" draw:text-style-name="P1" draw:layer="layout" svg:width="1.86cm" svg:height="1.865cm" svg:x="12.788cm" svg:y="16.616cm">
          <text:p/>
          <draw:enhanced-geometry draw:glue-point-type="segments" draw:type="mso-spt100" draw:modifiers="-116.955555730637 179.8673888331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layer="layout" svg:width="0.425cm" svg:height="0.469cm" svg:x="13.016cm" svg:y="17.01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2" draw:layer="layout" svg:width="15.319cm" svg:height="0.683cm" svg:x="3.145cm" svg:y="11.689cm">
          <draw:text-box>
            <text:p text:style-name="P1"><text:span text:style-name="T1">First, we find the angle between the cones surface and the base, </text:span><text:span text:style-name="T2">θ</text:span><text:span text:style-name="T5">, </text:span><text:span text:style-name="T6">using Pythagoras:</text:span></text:p>
          </draw:text-box>
        </draw:frame>
        <draw:custom-shape draw:style-name="gr5" draw:text-style-name="P1" draw:layer="layout" svg:width="1.898cm" svg:height="1.027cm" svg:x="8.875cm" svg:y="14.6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" draw:layer="layout" svg:width="3.384cm" svg:height="2.829cm" svg:x="7.683cm" svg:y="20.0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2" draw:layer="layout" svg:width="5.819cm" svg:height="1.178cm" svg:x="7.192cm" svg:y="23.231cm">
          <draw:text-box>
            <text:p text:style-name="P1"><text:span text:style-name="T1">The sine relation tells us that:</text:span></text:p>
          </draw:text-box>
        </draw:frame>
        <draw:frame draw:style-name="gr7" draw:layer="layout" svg:width="2.426cm" svg:height="2.616cm" svg:x="8.4cm" svg:y="24.255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4.043cm" svg:height="0.69cm" svg:x="6.153cm" svg:y="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441cm" svg:y1="6.44cm" svg:x2="6.153cm" svg:y2="9.233cm">
          <text:p/>
        </draw:line>
        <draw:custom-shape draw:style-name="gr1" draw:text-style-name="P1" draw:layer="layout" svg:width="1.521cm" svg:height="0.207cm" svg:x="7.454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69cm" svg:height="3.898cm" svg:x="12.809cm" svg:y="5.716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" draw:text-style-name="P1" draw:layer="layout" svg:width="0.331cm" svg:height="0.331cm" svg:x="12.809cm" svg:y="9.2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3cm" svg:y1="10.161cm" svg:x2="14.806cm" svg:y2="10.171cm">
          <text:p text:style-name="P1"/>
          <text:p text:style-name="P1"/>
        </draw:line>
        <draw:frame draw:style-name="gr7" draw:layer="layout" svg:width="0.638cm" svg:height="1.002cm" svg:x="13.506cm" svg:y="10.31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4" draw:text-style-name="P1" draw:layer="layout" svg:x1="13.246cm" svg:y1="5.548cm" svg:x2="15.279cm" svg:y2="9.391cm">
          <text:p/>
        </draw:line>
        <draw:frame draw:style-name="gr7" draw:layer="layout" svg:width="0.484cm" svg:height="0.469cm" svg:x="14.548cm" svg:y="6.84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0" draw:text-style-name="P1" draw:layer="layout" svg:width="1.86cm" svg:height="1.865cm" svg:x="13.851cm" svg:y="8.682cm">
          <text:p/>
          <draw:enhanced-geometry draw:glue-point-type="segments" draw:type="mso-spt100" draw:modifiers="-116.955555730637 179.8673888331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layer="layout" svg:width="0.425cm" svg:height="0.469cm" svg:x="14.079cm" svg:y="9.0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text-style-name="P2" draw:layer="layout" svg:width="6.814cm" svg:height="0.683cm" svg:x="7.787cm" svg:y="3.724cm">
          <draw:text-box>
            <text:p text:style-name="P1"><text:span text:style-name="T7">Knowing </text:span><text:span text:style-name="T2">θ</text:span><text:span text:style-name="T5"> </text:span><text:span text:style-name="T6">we can now determine R:</text:span></text:p>
          </draw:text-box>
        </draw:frame>
        <draw:custom-shape draw:style-name="gr5" draw:text-style-name="P1" draw:layer="layout" svg:width="1.898cm" svg:height="1.027cm" svg:x="9.938cm" svg:y="6.69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text-style-name="P2" draw:layer="layout" svg:width="5.819cm" svg:height="1.178cm" svg:x="2.916cm" svg:y="11.482cm">
          <draw:text-box>
            <text:p text:style-name="P1"><text:span text:style-name="T1">The sine relation tells us that:</text:span></text:p>
          </draw:text-box>
        </draw:frame>
        <draw:frame draw:style-name="gr7" draw:layer="layout" svg:width="3.173cm" svg:height="3.089cm" svg:x="4.124cm" svg:y="12.50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polygon draw:style-name="gr12" draw:text-style-name="P1" draw:layer="layout" svg:width="2.054cm" svg:height="4.512cm" svg:x="8.173cm" svg:y="4.735cm" svg:viewBox="0 0 2055 4513" draw:points="0,4513 2055,4513 0,31 0,0">
          <text:p/>
        </draw:polygon>
        <draw:custom-shape draw:style-name="gr10" draw:text-style-name="P1" draw:layer="layout" svg:width="1.86cm" svg:height="1.865cm" svg:x="11.871cm" svg:y="4.774cm">
          <text:p/>
          <draw:enhanced-geometry draw:glue-point-type="segments" draw:type="mso-spt100" draw:modifiers="89.5954312473823 62.904174153956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layer="layout" svg:width="0.425cm" svg:height="0.469cm" svg:x="12.75cm" svg:y="6.1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2" draw:layer="layout" svg:width="5.819cm" svg:height="1.178cm" svg:x="11.103cm" svg:y="11.543cm">
          <draw:text-box>
            <text:p text:style-name="P1"><text:span text:style-name="T1">Having </text:span><text:span text:style-name="T8">β = 90 - θ</text:span><text:span text:style-name="T9"> <text:s/>we get</text:span></text:p>
          </draw:text-box>
        </draw:frame>
        <draw:frame draw:style-name="gr7" draw:layer="layout" svg:width="3.092cm" svg:height="1.041cm" svg:x="12.256cm" svg:y="12.37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text-style-name="P2" draw:layer="layout" svg:width="5.819cm" svg:height="1.178cm" svg:x="11.904cm" svg:y="13.643cm">
          <draw:text-box>
            <text:p text:style-name="P1"><text:span text:style-name="T1">Also we know that</text:span></text:p>
          </draw:text-box>
        </draw:frame>
        <draw:frame draw:style-name="gr7" draw:layer="layout" svg:width="1.741cm" svg:height="0.469cm" svg:x="13.157cm" svg:y="14.37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g>
          <draw:custom-shape draw:style-name="gr13" draw:text-style-name="P1" draw:layer="layout" svg:width="5.329cm" svg:height="5.329cm" svg:x="5.152cm" svg:y="18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2.646cm" svg:height="3.38cm" svg:x="5.063cm" svg:y="18.62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5.329cm" svg:height="5.329cm" svg:x="5.152cm" svg:y="18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1" draw:layer="layout" svg:width="1.578cm" svg:height="1.873cm" svg:x="6.172cm" svg:y="19.9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954cm" svg:height="2.954cm" svg:x="6.333cm" svg:y="19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706cm" svg:y1="18.716cm" svg:x2="7.77cm" svg:y2="21.536cm">
          <text:p/>
        </draw:line>
        <draw:line draw:style-name="gr2" draw:text-style-name="P1" draw:layer="layout" svg:x1="5.148cm" svg:y1="22.005cm" svg:x2="7.764cm" svg:y2="21.537cm">
          <text:p/>
        </draw:line>
        <draw:frame draw:style-name="gr7" draw:layer="layout" svg:width="0.37cm" svg:height="0.469cm" svg:x="8.249cm" svg:y="20.77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layer="layout" svg:width="0.476cm" svg:height="0.469cm" svg:x="7.926cm" svg:y="19.191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5" draw:text-style-name="P1" draw:layer="layout" svg:x1="8.54cm" svg:y1="18.942cm" svg:x2="7.77cm" svg:y2="21.537cm">
          <text:p/>
        </draw:line>
        <draw:custom-shape draw:style-name="gr10" draw:text-style-name="P1" draw:layer="layout" svg:width="0.626cm" svg:height="0.626cm" svg:x="7.46cm" svg:y="21.222cm">
          <text:p/>
          <draw:enhanced-geometry draw:glue-point-type="segments" draw:type="mso-spt100" draw:modifiers="-91.6721106807161 169.08588699422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5" draw:text-style-name="P1" draw:layer="layout" svg:x1="8.607cm" svg:y1="20.284cm" svg:x2="7.77cm" svg:y2="21.537cm">
          <text:p/>
        </draw:line>
        <draw:custom-shape draw:style-name="gr14" draw:text-style-name="P1" draw:layer="layout" svg:width="2.953cm" svg:height="2.954cm" svg:x="6.334cm" svg:y="19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954cm" svg:height="2.954cm" svg:x="6.334cm" svg:y="19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476cm" svg:height="0.469cm" svg:x="7.149cm" svg:y="20.95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6" draw:text-style-name="P2" draw:layer="layout" svg:width="11.839cm" svg:height="1.115cm" svg:x="5.873cm" svg:y="16.257cm">
          <draw:text-box>
            <text:p text:style-name="P1"><text:span text:style-name="T10">To determine a observe the circle below. The bold line represents </text:span></text:p>
            <text:p text:style-name="P1"><text:span text:style-name="T10">the bottom of the cone. <text:s/>It is then clear that:</text:span></text:p>
          </draw:text-box>
        </draw:frame>
        <draw:frame draw:style-name="gr7" draw:layer="layout" svg:width="3.456cm" svg:height="4.565cm" svg:x="13.002cm" svg:y="18.822cm">
          <draw:object xlink:href="./Object 23" xlink:type="simple" xlink:show="embed" xlink:actuate="onLoad"/>
          <draw:image xlink:href="./ObjectReplacements/Object 23" xlink:type="simple" xlink:show="embed" xlink:actuate="onLoad"/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8-15T15:15:31</meta:creation-date>
    <dc:date>2012-08-17T15:26:13</dc:date>
    <meta:editing-duration>PT1H50M25S</meta:editing-duration>
    <meta:editing-cycles>16</meta:editing-cycles>
    <meta:generator>LibreOffice/3.3$Unix LibreOffice_project/330m19$Build-401</meta:generator>
    <meta:document-statistic meta:object-count="84"/>
  </office:meta>
</office:document-meta>
</file>

<file path=Object 1/content.xml><?xml version="1.0" encoding="utf-8"?>
<math xmlns="http://www.w3.org/1998/Math/MathML">
  <semantics>
    <mi>h</mi>
    <annotation encoding="StarMath 5.0">h</annotation>
  </semantics>
</math>
</file>

<file path=Object 10/content.xml><?xml version="1.0" encoding="utf-8"?>
<math xmlns="http://www.w3.org/1998/Math/MathML">
  <semantics>
    <mo stretchy="false">α</mo>
    <annotation encoding="StarMath 5.0">%alpha </annotation>
  </semantics>
</math>
</file>

<file path=Object 11/content.xml><?xml version="1.0" encoding="utf-8"?>
<math xmlns="http://www.w3.org/1998/Math/MathML">
  <semantics>
    <mo stretchy="false">β</mo>
    <annotation encoding="StarMath 5.0">%beta</annotation>
  </semantics>
</math>
</file>

<file path=Object 12/content.xml><?xml version="1.0" encoding="utf-8"?>
<math xmlns="http://www.w3.org/1998/Math/MathML">
  <semantics>
    <mfrac>
      <mi mathvariant="italic">bl</mi>
      <mn>2</mn>
    </mfrac>
    <annotation encoding="StarMath 5.0">{bl} over   2</annotation>
  </semantics>
</math>
</file>

<file path=Object 13/content.xml><?xml version="1.0" encoding="utf-8"?>
<math xmlns="http://www.w3.org/1998/Math/MathML">
  <semantics>
    <mi mathvariant="italic">tl</mi>
    <annotation encoding="StarMath 5.0">tl</annotation>
  </semantics>
</math>
</file>

<file path=Object 14/content.xml><?xml version="1.0" encoding="utf-8"?>
<math xmlns="http://www.w3.org/1998/Math/MathML">
  <semantics>
    <mi>r</mi>
    <annotation encoding="StarMath 5.0">r</annotation>
  </semantics>
</math>
</file>

<file path=Object 15/content.xml><?xml version="1.0" encoding="utf-8"?>
<math xmlns="http://www.w3.org/1998/Math/MathML">
  <semantics>
    <mi>R</mi>
    <annotation encoding="StarMath 5.0">R</annotation>
  </semantics>
</math>
</file>

<file path=Object 16/content.xml><?xml version="1.0" encoding="utf-8"?>
<math xmlns="http://www.w3.org/1998/Math/MathML">
  <semantics>
    <mo stretchy="false">θ</mo>
    <annotation encoding="StarMath 5.0">%theta</annotation>
  </semantics>
</math>
</file>

<file path=Object 17/content.xml><?xml version="1.0" encoding="utf-8"?>
<math xmlns="http://www.w3.org/1998/Math/MathML">
  <semantics>
    <mtable>
      <mtr>
        <mtd>
          <mrow>
            <mi>sin</mi>
            <mrow>
              <mrow>
                <mrow>
                  <mo stretchy="false">(</mo>
                  <mo stretchy="false">β</mo>
                  <mo stretchy="false">)</mo>
                </mrow>
                <mo stretchy="false">=</mo>
                <mfrac>
                  <mfrac>
                    <mi mathvariant="italic">bl</mi>
                    <mn>2</mn>
                  </mfrac>
                  <mi>R</mi>
                </mfrac>
              </mrow>
              <mo stretchy="false">=</mo>
              <mfrac>
                <mi mathvariant="italic">bl</mi>
                <mrow>
                  <mn>2</mn>
                  <mi>R</mi>
                </mrow>
              </mfrac>
            </mrow>
          </mrow>
        </mtd>
      </mtr>
      <mtr>
        <mtd>
          <mo stretchy="false">→</mo>
        </mtd>
      </mtr>
      <mtr>
        <mtd>
          <mrow>
            <mi>R</mi>
            <mo stretchy="false">=</mo>
            <mfrac>
              <mi mathvariant="italic">bl</mi>
              <mrow>
                <mn>2</mn>
                <mi>sin</mi>
                <mrow>
                  <mo stretchy="false">(</mo>
                  <mo stretchy="false">β</mo>
                  <mo stretchy="false">)</mo>
                </mrow>
              </mrow>
            </mfrac>
          </mrow>
        </mtd>
      </mtr>
    </mtable>
    <annotation encoding="StarMath 5.0">sin ( %beta)  = {bl over 2} over {R} = bl over { 2 R }
newline
rightarrow
newline
R = bl over { 2 sin(%beta) }
</annotation>
  </semantics>
</math>
</file>

<file path=Object 18/content.xml><?xml version="1.0" encoding="utf-8"?>
<math xmlns="http://www.w3.org/1998/Math/MathML">
  <semantics>
    <mrow>
      <mi>R</mi>
      <mo stretchy="false">=</mo>
      <mfrac>
        <mi mathvariant="italic">bl</mi>
        <mrow>
          <mn>2</mn>
          <mi>sin</mi>
          <mrow>
            <mo stretchy="false">(</mo>
            <mrow>
              <mn>90</mn>
              <mo stretchy="false">−</mo>
              <mo stretchy="false">θ</mo>
            </mrow>
            <mo stretchy="false">)</mo>
          </mrow>
        </mrow>
      </mfrac>
    </mrow>
    <annotation encoding="StarMath 5.0">R = bl over { 2 sin(90 - %theta) }
</annotation>
  </semantics>
</math>
</file>

<file path=Object 19/content.xml><?xml version="1.0" encoding="utf-8"?>
<math xmlns="http://www.w3.org/1998/Math/MathML">
  <semantics>
    <mrow>
      <mrow>
        <mi>r</mi>
        <mo stretchy="false">=</mo>
        <mrow>
          <mi>R</mi>
          <mo stretchy="false">−</mo>
          <mi>r</mi>
        </mrow>
      </mrow>
      <mi>'</mi>
    </mrow>
    <annotation encoding="StarMath 5.0">r = R - r'</annotation>
  </semantics>
</math>
</file>

<file path=Object 2/content.xml><?xml version="1.0" encoding="utf-8"?>
<math xmlns="http://www.w3.org/1998/Math/MathML">
  <semantics>
    <mfrac>
      <mrow>
        <mi mathvariant="italic">bl</mi>
        <mo stretchy="false">−</mo>
        <mi mathvariant="italic">tl</mi>
      </mrow>
      <mn>2</mn>
    </mfrac>
    <annotation encoding="StarMath 5.0">{bl - tl } over   2</annotation>
  </semantics>
</math>
</file>

<file path=Object 20/content.xml><?xml version="1.0" encoding="utf-8"?>
<math xmlns="http://www.w3.org/1998/Math/MathML">
  <semantics>
    <mi>r</mi>
    <annotation encoding="StarMath 5.0">r</annotation>
  </semantics>
</math>
</file>

<file path=Object 21/content.xml><?xml version="1.0" encoding="utf-8"?>
<math xmlns="http://www.w3.org/1998/Math/MathML">
  <semantics>
    <mi>R</mi>
    <annotation encoding="StarMath 5.0">R</annotation>
  </semantics>
</math>
</file>

<file path=Object 22/content.xml><?xml version="1.0" encoding="utf-8"?>
<math xmlns="http://www.w3.org/1998/Math/MathML">
  <semantics>
    <mo stretchy="false">α</mo>
    <annotation encoding="StarMath 5.0">%alpha</annotation>
  </semantics>
</math>
</file>

<file path=Object 23/content.xml><?xml version="1.0" encoding="utf-8"?>
<math xmlns="http://www.w3.org/1998/Math/MathML">
  <semantics>
    <mtable>
      <mtr>
        <mtd>
          <mrow>
            <mfrac>
              <mo stretchy="false">α</mo>
              <mn>360</mn>
            </mfrac>
            <mo stretchy="false">=</mo>
            <mfrac>
              <mrow>
                <mn>2</mn>
                <mo stretchy="false">π</mo>
                <mfrac>
                  <mi mathvariant="italic">bl</mi>
                  <mn>2</mn>
                </mfrac>
              </mrow>
              <mrow>
                <mn>2</mn>
                <mo stretchy="false">π</mo>
                <mi>R</mi>
              </mrow>
            </mfrac>
          </mrow>
        </mtd>
      </mtr>
      <mtr>
        <mtd>
          <mo stretchy="false">→</mo>
        </mtd>
      </mtr>
      <mtr>
        <mtd>
          <mrow>
            <mfrac>
              <mo stretchy="false">α</mo>
              <mn>360</mn>
            </mfrac>
            <mo stretchy="false">=</mo>
            <mfrac>
              <mi mathvariant="italic">bl</mi>
              <mrow>
                <mn>2</mn>
                <mi>R</mi>
              </mrow>
            </mfrac>
          </mrow>
        </mtd>
      </mtr>
      <mtr>
        <mtd>
          <mo stretchy="false">→</mo>
        </mtd>
      </mtr>
      <mtr>
        <mtd>
          <mrow>
            <mrow>
              <mrow>
                <mo stretchy="false">α</mo>
                <mo stretchy="false">=</mo>
                <mfrac>
                  <mrow>
                    <mn>360</mn>
                    <mi mathvariant="italic">bl</mi>
                  </mrow>
                  <mrow>
                    <mn>2</mn>
                    <mi>R</mi>
                  </mrow>
                </mfrac>
              </mrow>
              <mo stretchy="false">=</mo>
              <mn>180</mn>
            </mrow>
            <mfrac>
              <mi mathvariant="italic">bl</mi>
              <mi>R</mi>
            </mfrac>
          </mrow>
        </mtd>
      </mtr>
    </mtable>
    <annotation encoding="StarMath 5.0">%alpha over 360 = {2 %pi bl over 2} over {2 %pi R}
newline
rightarrow
newline
%alpha over 360 = {bl} over {2 R}
newline
rightarrow
newline
%alpha = { 360 bl} over {2 R} = 180 bl over R
</annotation>
  </semantics>
</math>
</file>

<file path=Object 3/content.xml><?xml version="1.0" encoding="utf-8"?>
<math xmlns="http://www.w3.org/1998/Math/MathML">
  <semantics>
    <mrow>
      <mi>r</mi>
      <mi>'</mi>
    </mrow>
    <annotation encoding="StarMath 5.0">r'</annotation>
  </semantics>
</math>
</file>

<file path=Object 4/content.xml><?xml version="1.0" encoding="utf-8"?>
<math xmlns="http://www.w3.org/1998/Math/MathML">
  <semantics>
    <mo stretchy="false">θ</mo>
    <annotation encoding="StarMath 5.0">%theta</annotation>
  </semantics>
</math>
</file>

<file path=Object 5/content.xml><?xml version="1.0" encoding="utf-8"?>
<math xmlns="http://www.w3.org/1998/Math/MathML">
  <semantics>
    <mtable>
      <mtr>
        <mtd>
          <mrow>
            <msup>
              <mrow>
                <mi>r</mi>
                <mi>'</mi>
              </mrow>
              <mn>2</mn>
            </msup>
            <mo stretchy="false">=</mo>
            <mrow>
              <msup>
                <mi>h</mi>
                <mn>2</mn>
              </msup>
              <mo stretchy="false">+</mo>
              <msup>
                <mfenced open="(" close=")">
                  <mfrac>
                    <mrow>
                      <mi mathvariant="italic">bl</mi>
                      <mo stretchy="false">−</mo>
                      <mi mathvariant="italic">tl</mi>
                    </mrow>
                    <mn>2</mn>
                  </mfrac>
                </mfenced>
                <mn>2</mn>
              </msup>
            </mrow>
          </mrow>
        </mtd>
      </mtr>
      <mtr>
        <mtd>
          <mo stretchy="false">→</mo>
        </mtd>
      </mtr>
      <mtr>
        <mtd>
          <mrow>
            <mi>r</mi>
            <mrow>
              <mi>'</mi>
              <mo stretchy="false">=</mo>
              <msqrt>
                <mrow>
                  <msup>
                    <mi>h</mi>
                    <mn>2</mn>
                  </msup>
                  <mo stretchy="false">+</mo>
                  <msup>
                    <mfenced open="(" close=")">
                      <mfrac>
                        <mrow>
                          <mi mathvariant="italic">bl</mi>
                          <mo stretchy="false">−</mo>
                          <mi mathvariant="italic">tl</mi>
                        </mrow>
                        <mn>2</mn>
                      </mfrac>
                    </mfenced>
                    <mn>2</mn>
                  </msup>
                </mrow>
              </msqrt>
            </mrow>
          </mrow>
        </mtd>
      </mtr>
    </mtable>
    <annotation encoding="StarMath 5.0">{r'}^2 = h^2 + left( {bl -  tl} over 2 right) ^2
newline
rightarrow
newline
r' = sqrt { h^2 + left( {bl -  tl} over 2 right) ^2 }</annotation>
  </semantics>
</math>
</file>

<file path=Object 6/content.xml><?xml version="1.0" encoding="utf-8"?>
<math xmlns="http://www.w3.org/1998/Math/MathML">
  <semantics>
    <mtable>
      <mtr>
        <mtd>
          <mrow>
            <mi>sin</mi>
            <mrow>
              <mrow>
                <mo stretchy="false">(</mo>
                <mo stretchy="false">θ</mo>
                <mo stretchy="false">)</mo>
              </mrow>
              <mo stretchy="false">=</mo>
              <mfrac>
                <mi>h</mi>
                <mrow>
                  <mi>r</mi>
                  <mi>'</mi>
                </mrow>
              </mfrac>
            </mrow>
          </mrow>
        </mtd>
      </mtr>
      <mtr>
        <mtd>
          <mo stretchy="false">→</mo>
        </mtd>
      </mtr>
      <mtr>
        <mtd>
          <mrow>
            <mrow>
              <mo stretchy="false">θ</mo>
              <mo stretchy="false">=</mo>
              <msup>
                <mi>sin</mi>
                <mrow>
                  <mo stretchy="false">−</mo>
                  <mn>1</mn>
                </mrow>
              </msup>
            </mrow>
            <mfenced open="(" close=")">
              <mfrac>
                <mi>h</mi>
                <mrow>
                  <mi>r</mi>
                  <mi>'</mi>
                </mrow>
              </mfrac>
            </mfenced>
          </mrow>
        </mtd>
      </mtr>
    </mtable>
    <annotation encoding="StarMath 5.0">sin ( %theta )  = h over {r'}
newline
rightarrow
newline
%theta = sin^{-1} left( h over {r'} right)</annotation>
  </semantics>
</math>
</file>

<file path=Object 7/content.xml><?xml version="1.0" encoding="utf-8"?>
<math xmlns="http://www.w3.org/1998/Math/MathML">
  <semantics>
    <mi>h</mi>
    <annotation encoding="StarMath 5.0">h</annotation>
  </semantics>
</math>
</file>

<file path=Object 8/content.xml><?xml version="1.0" encoding="utf-8"?>
<math xmlns="http://www.w3.org/1998/Math/MathML">
  <semantics>
    <mi mathvariant="italic">bl</mi>
    <annotation encoding="StarMath 5.0">bl</annotation>
  </semantics>
</math>
</file>

<file path=Object 9/content.xml><?xml version="1.0" encoding="utf-8"?>
<math xmlns="http://www.w3.org/1998/Math/MathML">
  <semantics>
    <mi>R</mi>
    <annotation encoding="StarMath 5.0">R</annotation>
  </semantics>
</math>
</file>